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l" fo:country="PL" officeooo:rsid="00075046" officeooo:paragraph-rsid="00075046" style:font-size-asian="12.25pt" style:font-size-complex="14pt"/>
    </style:style>
    <style:style style:name="P2" style:family="paragraph" style:parent-style-name="Standard">
      <style:text-properties fo:font-size="14pt" fo:language="pl" fo:country="PL" officeooo:rsid="00078bf3" officeooo:paragraph-rsid="00078bf3" style:font-size-asian="12.25pt" style:font-size-complex="14pt"/>
    </style:style>
    <style:style style:name="P3" style:family="paragraph" style:parent-style-name="Standard">
      <style:text-properties fo:font-size="14pt" fo:language="pl" fo:country="PL" officeooo:rsid="00078bf3" officeooo:paragraph-rsid="0007b858" style:font-size-asian="12.25pt" style:font-size-complex="14pt"/>
    </style:style>
    <style:style style:name="P4" style:family="paragraph" style:parent-style-name="Standard">
      <style:text-properties fo:font-size="18pt" fo:language="pl" fo:country="PL" officeooo:rsid="00075046" officeooo:paragraph-rsid="00075046" style:font-size-asian="18pt" style:font-size-complex="18pt"/>
    </style:style>
    <style:style style:name="P5" style:family="paragraph" style:parent-style-name="Standard">
      <style:text-properties fo:font-size="18pt" fo:language="pl" fo:country="PL" officeooo:rsid="00075046" officeooo:paragraph-rsid="00078bf3" style:font-size-asian="18pt" style:font-size-complex="18pt"/>
    </style:style>
    <style:style style:name="T1" style:family="text">
      <style:text-properties officeooo:rsid="00078bf3"/>
    </style:style>
    <style:style style:name="T2" style:family="text">
      <style:text-properties officeooo:rsid="0007b858"/>
    </style:style>
    <style:style style:name="T3" style:family="text">
      <style:text-properties officeooo:rsid="00084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yfikacja techniczna:</text:p>
      <text:p text:style-name="P1"/>
      <text:p text:style-name="P4">1. Serwer</text:p>
      <text:p text:style-name="P1"/>
      <text:p text:style-name="P1">Na studentsie będzie postawiony serwer z bazą danych, obsługujący zapytania z aplikacji. Użytkownik tworząc konto łączy się bezpiecznym kanałem z serwerem, </text:p>
      <text:p text:style-name="P1">podając, jaki chce login i hasło. Jeśli login będzie wolny, serwer zakłada mu konto, nadaje unikalne id i tworzy losowy <text:span text:style-name="T2">prywatny </text:span>klucz symetryczny, po czym wysyła je do użytkownika. Tym kluczem symetrycznym w przyszłości Użytkownik będzie „zatwierdzał” wszelkie późniejsze interakcje z serwerem, i będzie on tajny. </text:p>
      <text:p text:style-name="P1"/>
      <text:p text:style-name="P1"><text:span text:style-name="T3">Oprogramowanie serwera</text:span> będzie działał<text:span text:style-name="T3">o</text:span> jak czarna skrzynka <text:span text:style-name="T3">(wysyłamy sformatowane zapytanie, uzyskujemy sformatowaną odpowiedź).</text:span> Użytkown<text:span text:style-name="T1">ik np. wyśle coś w stylu „Moje id to 5, chcę wysłać do użytkownika o id 8 wiadomość ‘cześć’, mój klucz to ‘65ab34c9ff’”. Jeśli te osoby będą rzeczywiście miały siebie w kontaktach oraz klucz będzie pasował do nadawcy, wiadomość zostanie wysłana i odbiorca zostanie o tym fakcie powiadomiony.</text:span></text:p>
      <text:p text:style-name="P1"/>
      <text:p text:style-name="P2">Ogólnie komunikacja będzie odbywać się tylko serwer – aplikacja. Jedyna interakcja między użytkownikami to wymiana kontaktów przez NFC.</text:p>
      <text:p text:style-name="P2"/>
      <text:p text:style-name="P5"><text:span text:style-name="T1">2</text:span>. <text:span text:style-name="T1">Aplikacja</text:span></text:p>
      <text:p text:style-name="P5"/>
      <text:p text:style-name="P3">Aplikacja będzie zwykłą aplikacją do chatu, czyli będzie obsługiwać wiadomości tekstowe i media, i trzymać zapisane kontakty.</text:p>
      <text:p text:style-name="P3"/>
      <text:p text:style-name="P3"><text:span text:style-name="T2">Oprócz tego będzie moduł dodawania nowego kontaktu. Osoby chcące nawiązać konwersację wejdą w tryb „parowania”: zetkną telefony, przez co wymienią się kontaktami: swoimi loginami, id i innymi danymi (ale nie kluczem prywatnym!).</text:span> <text:span text:style-name="T2">Informacja o dodaniu kontaktu zostanie również wysłana do serwera przez obie strony. Wymienione id aplikacje będą używać do komunikacji z serwerem. Kontakty będzie można też usuwać oraz „kazać” bazie danych usunięcie swojego kontaktu z listy czyichś kontaktów (odpowiednik zablokowania na fb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21:54:21.514466108</meta:creation-date>
    <dc:date>2018-03-02T22:29:00.014797540</dc:date>
    <meta:editing-duration>PT3M28S</meta:editing-duration>
    <meta:editing-cycles>1</meta:editing-cycles>
    <meta:document-statistic meta:table-count="0" meta:image-count="0" meta:object-count="0" meta:page-count="1" meta:paragraph-count="9" meta:word-count="241" meta:character-count="1726" meta:non-whitespace-character-count="1491"/>
    <meta:generator>LibreOffice/5.1.6.2$Linux_X86_64 LibreOffice_project/10m0$Build-2</meta:generator>
  </office:meta>
</office:document-meta>
</file>